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0ed4" officeooo:paragraph-rsid="000b0ed4"/>
    </style:style>
    <style:style style:name="P2" style:family="paragraph" style:parent-style-name="Standard">
      <style:text-properties officeooo:rsid="000b0ed4" officeooo:paragraph-rsid="000bc45a"/>
    </style:style>
    <style:style style:name="P3" style:family="paragraph" style:parent-style-name="Standard">
      <style:text-properties officeooo:rsid="000b0ed4" officeooo:paragraph-rsid="000d0352"/>
    </style:style>
    <style:style style:name="P4" style:family="paragraph" style:parent-style-name="Standard">
      <style:text-properties officeooo:rsid="000b0ed4" officeooo:paragraph-rsid="000fa834"/>
    </style:style>
    <style:style style:name="P5" style:family="paragraph" style:parent-style-name="Standard">
      <style:text-properties officeooo:paragraph-rsid="000b0ed4"/>
    </style:style>
    <style:style style:name="P6" style:family="paragraph" style:parent-style-name="Standard">
      <style:text-properties officeooo:rsid="000bc45a" officeooo:paragraph-rsid="000bc45a"/>
    </style:style>
    <style:style style:name="P7" style:family="paragraph" style:parent-style-name="Standard">
      <style:text-properties officeooo:rsid="000bc45a" officeooo:paragraph-rsid="000fa834"/>
    </style:style>
    <style:style style:name="P8" style:family="paragraph" style:parent-style-name="Standard" style:list-style-name="L1">
      <style:text-properties officeooo:paragraph-rsid="0011b01f"/>
    </style:style>
    <style:style style:name="P9" style:family="paragraph" style:parent-style-name="Standard" style:list-style-name="L1">
      <style:text-properties officeooo:paragraph-rsid="0013971a"/>
    </style:style>
    <style:style style:name="P10" style:family="paragraph" style:parent-style-name="Standard" style:list-style-name="L1">
      <style:text-properties officeooo:rsid="000b0ed4" officeooo:paragraph-rsid="000b0ed4"/>
    </style:style>
    <style:style style:name="P11" style:family="paragraph" style:parent-style-name="Standard" style:list-style-name="L1">
      <style:text-properties officeooo:rsid="000b0ed4" officeooo:paragraph-rsid="000bc45a"/>
    </style:style>
    <style:style style:name="P12" style:family="paragraph" style:parent-style-name="Standard" style:list-style-name="L1">
      <style:text-properties officeooo:rsid="000b0ed4" officeooo:paragraph-rsid="0011b01f"/>
    </style:style>
    <style:style style:name="P13" style:family="paragraph" style:parent-style-name="Standard" style:list-style-name="L1">
      <style:text-properties officeooo:rsid="000b0ed4" officeooo:paragraph-rsid="00127f53"/>
    </style:style>
    <style:style style:name="P14" style:family="paragraph" style:parent-style-name="Standard" style:list-style-name="L1">
      <style:text-properties officeooo:rsid="000b0ed4" officeooo:paragraph-rsid="0013971a"/>
    </style:style>
    <style:style style:name="P15" style:family="paragraph" style:parent-style-name="Standard">
      <style:text-properties officeooo:rsid="000b0ed4" officeooo:paragraph-rsid="000b0ed4"/>
    </style:style>
    <style:style style:name="P16" style:family="paragraph" style:parent-style-name="Standard">
      <style:text-properties officeooo:rsid="000fa834" officeooo:paragraph-rsid="000fa834"/>
    </style:style>
    <style:style style:name="P17" style:family="paragraph" style:parent-style-name="Standard" style:list-style-name="L1">
      <style:text-properties officeooo:rsid="000d0352" officeooo:paragraph-rsid="0013971a"/>
    </style:style>
    <style:style style:name="P18" style:family="paragraph" style:parent-style-name="Standard" style:list-style-name="L1">
      <style:text-properties officeooo:rsid="0011b01f" officeooo:paragraph-rsid="0011b01f"/>
    </style:style>
    <style:style style:name="P19" style:family="paragraph" style:parent-style-name="Standard">
      <style:text-properties officeooo:paragraph-rsid="000b0ed4"/>
    </style:style>
    <style:style style:name="P20" style:family="paragraph" style:parent-style-name="Standard" style:list-style-name="L1">
      <style:text-properties fo:font-weight="bold" officeooo:rsid="0011b01f" officeooo:paragraph-rsid="0011b01f" style:font-weight-asian="bold" style:font-weight-complex="bold"/>
    </style:style>
    <style:style style:name="P21" style:family="paragraph" style:parent-style-name="Standard" style:list-style-name="L1">
      <style:text-properties fo:font-weight="bold" officeooo:rsid="0011b01f" officeooo:paragraph-rsid="00127f53" style:font-weight-asian="bold" style:font-weight-complex="bold"/>
    </style:style>
    <style:style style:name="P22" style:family="paragraph" style:parent-style-name="Standard" style:list-style-name="L1">
      <style:text-properties fo:font-weight="bold" officeooo:rsid="000b0ed4" officeooo:paragraph-rsid="000b0ed4" style:font-weight-asian="bold" style:font-weight-complex="bold"/>
    </style:style>
    <style:style style:name="P23" style:family="paragraph" style:parent-style-name="Standard" style:list-style-name="L1">
      <style:text-properties fo:font-weight="bold" officeooo:rsid="000b0ed4" officeooo:paragraph-rsid="000bc45a" style:font-weight-asian="bold" style:font-weight-complex="bold"/>
    </style:style>
    <style:style style:name="P24" style:family="paragraph" style:parent-style-name="Standard" style:list-style-name="L1">
      <style:text-properties officeooo:rsid="00127f53" officeooo:paragraph-rsid="00127f53"/>
    </style:style>
    <style:style style:name="P25" style:family="paragraph" style:parent-style-name="Standard">
      <style:text-properties officeooo:paragraph-rsid="00127f53"/>
    </style:style>
    <style:style style:name="P26" style:family="paragraph" style:parent-style-name="Standard" style:list-style-name="L3">
      <style:text-properties officeooo:paragraph-rsid="00127f53"/>
    </style:style>
    <style:style style:name="P27" style:family="paragraph" style:parent-style-name="Standard" style:list-style-name="L3">
      <style:text-properties officeooo:rsid="000bc45a" officeooo:paragraph-rsid="00127f53"/>
    </style:style>
    <style:style style:name="P28" style:family="paragraph" style:parent-style-name="Standard" style:list-style-name="L1">
      <style:text-properties officeooo:rsid="000bc45a" officeooo:paragraph-rsid="0013971a"/>
    </style:style>
    <style:style style:name="P29" style:family="paragraph" style:parent-style-name="Standard">
      <style:text-properties officeooo:rsid="0015536f" officeooo:paragraph-rsid="0015536f"/>
    </style:style>
    <style:style style:name="P30" style:family="paragraph" style:parent-style-name="Standard">
      <style:text-properties officeooo:paragraph-rsid="00195026"/>
    </style:style>
    <style:style style:name="T1" style:family="text">
      <style:text-properties officeooo:rsid="000b0ed4"/>
    </style:style>
    <style:style style:name="T2" style:family="text">
      <style:text-properties fo:font-weight="bold" style:font-weight-asian="bold" style:font-weight-complex="bold"/>
    </style:style>
    <style:style style:name="T3" style:family="text">
      <style:text-properties fo:font-weight="bold" officeooo:rsid="000b0ed4" style:font-weight-asian="bold" style:font-weight-complex="bold"/>
    </style:style>
    <style:style style:name="T4" style:family="text">
      <style:text-properties fo:font-weight="bold" officeooo:rsid="000fa834" style:font-weight-asian="bold" style:font-weight-complex="bold"/>
    </style:style>
    <style:style style:name="T5" style:family="text">
      <style:text-properties fo:font-weight="bold" officeooo:rsid="000d0352" style:font-weight-asian="bold" style:font-weight-complex="bold"/>
    </style:style>
    <style:style style:name="T6" style:family="text">
      <style:text-properties fo:font-weight="bold" officeooo:rsid="0011b01f" style:font-weight-asian="bold" style:font-weight-complex="bold"/>
    </style:style>
    <style:style style:name="T7" style:family="text">
      <style:text-properties fo:font-weight="bold" officeooo:rsid="00127f53" style:font-weight-asian="bold" style:font-weight-complex="bold"/>
    </style:style>
    <style:style style:name="T8" style:family="text">
      <style:text-properties officeooo:rsid="000bc45a"/>
    </style:style>
    <style:style style:name="T9" style:family="text">
      <style:text-properties officeooo:rsid="000cc5bc"/>
    </style:style>
    <style:style style:name="T10" style:family="text">
      <style:text-properties officeooo:rsid="000d0352"/>
    </style:style>
    <style:style style:name="T11" style:family="text">
      <style:text-properties officeooo:rsid="000fa834"/>
    </style:style>
    <style:style style:name="T12" style:family="text">
      <style:text-properties fo:font-style="normal" fo:font-weight="bold" officeooo:rsid="000fa834" style:font-style-asian="normal" style:font-weight-asian="bold" style:font-style-complex="normal" style:font-weight-complex="bold"/>
    </style:style>
    <style:style style:name="T13" style:family="text">
      <style:text-properties officeooo:rsid="0011b01f"/>
    </style:style>
    <style:style style:name="T14" style:family="text">
      <style:text-properties officeooo:rsid="00127f53"/>
    </style:style>
    <style:style style:name="T15" style:family="text">
      <style:text-properties style:text-underline-style="solid" style:text-underline-width="auto" style:text-underline-color="font-color"/>
    </style:style>
    <style:style style:name="T16" style:family="text">
      <style:text-properties officeooo:rsid="001814a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ding Plan<text:tab/></text:p>
      <text:p text:style-name="P1"/>
      <text:p text:style-name="P5"><text:span text:style-name="T1"><text:tab/></text:span><text:span text:style-name="T16">I</text:span>f you fail to plan, you plan to fail.</text:p>
      <text:p text:style-name="P5"/>
      <text:p text:style-name="P30"><text:tab/>Ask any <text:a xlink:type="simple" xlink:href="https://www.investopedia.com/terms/t/trader.asp" text:style-name="Internet_20_link" text:visited-style-name="Visited_20_Internet_20_Link">trader</text:a> who makes money on a consistent basis and they will probably tell you that you have two choices: </text:p>
      <text:p text:style-name="P30"><text:tab/>1) methodically follow a written plan or<text:tab/></text:p>
      <text:p text:style-name="P30"><text:tab/>2) fail.</text:p>
      <text:p text:style-name="P1"/>
      <text:p text:style-name="P5"><text:span text:style-name="T1"><text:tab/>There is no concrete way to make a good trading plan, but the concepts included in this article are a great starting point. Feel free to add any of your own ideas or concepts presented in my forex trading course to the outline presented here. Just remember that the whole point of a trading plan is to keep you </text:span><text:span text:style-name="T3">accountable </text:span><text:span text:style-name="T1">and to </text:span><text:span text:style-name="T3">keep you on the track</text:span><text:span text:style-name="T1"> of objective thinking. You should </text:span><text:span text:style-name="T3">NEVER</text:span><text:span text:style-name="T1"> make trading decisions while you have a trade open, as MOST of the time this will back-fire on you. The best time to make your trading decisions is when you are not in any trades, this is done by creating a logical Forex trading plan that acts as your guide to the market, and this is really the only effective way to consciously make an effort at eliminating emotional trading mistakes.</text:span></text:p>
      <text:p text:style-name="P5"><text:tab/>One of the best ways to not let emotions influence your trading activities is to have a defined trading plan that describes in concrete terms what you will do in any given market scenario.</text:p>
      <text:p text:style-name="P5"/>
      <text:p text:style-name="P5"><text:tab/>it doesn’t need to be super complicated, the <text:span text:style-name="T2">MOST </text:span>important aspect of an effective forex trading plan is that you can somehow force yourself to <text:span text:style-name="T2">ACTUALLY USE IT.</text:span> Tape it up somewhere that you will see it every time you trade, read it every day. I have personally written trading plans in a note book only to never open the note book again. Don’t do this, don’t write it down in a note book, t<text:span text:style-name="T2">ype it up on your computer </text:span>and print it out if you need to, then place it on your trading desk, hang it on your fridge, whatever it takes so that you <text:span text:style-name="T2">READ IT EVERYDAY</text:span>.</text:p>
      <text:p text:style-name="P1"/>
      <text:p text:style-name="P6">Before Entering a Trade </text:p>
      <text:p text:style-name="P6"/>
      <text:list xml:id="list2530347810" text:style-name="L1">
        <text:list-item>
          <text:p text:style-name="P12"><text:span text:style-name="T6">The Trade Setup - </text:span>The strategy of enter to the market – </text:p>
          <text:p text:style-name="P8"><text:span text:style-name="T13">In which condition, we enter a trade; </text:span>If reason for trading isn't present, don't trade.</text:p>
          <text:p text:style-name="P8"><text:span text:style-name="T13">Up or down trend, range, or any trigger for trading.</text:span></text:p>
        </text:list-item>
        <text:list-item>
          <text:p text:style-name="P20">Trigger for Trade</text:p>
          <text:p text:style-name="P18">Form a engulfing pattern, support-resistance reversal, brekout, etc.</text:p>
        </text:list-item>
      </text:list>
      <text:p text:style-name="P5"><text:tab/></text:p>
      <text:p text:style-name="P5"/>
      <text:p text:style-name="P5"/>
      <text:list xml:id="list175117525414169" text:continue-numbering="true" text:style-name="L1">
        <text:list-item>
          <text:p text:style-name="P22">Risk-reward scenario</text:p>
          <text:p text:style-name="P11">Risk management should be main concern as a forex trader, most traders take the other route; worrying mainly about rewards and not actively managing their risk. </text:p>
          <text:p text:style-name="P11">Strive to take trades only where the profit potential is greater than 1.5 times the risk. For example, losing $100 if the price reaches your stop loss means you should be making $150 or more if the target price is reached. </text:p>
          <text:p text:style-name="P17">If the profit potential is similar to or lower than the risk, avoid the trade. That may mean doing all this work only to realize you shouldn't take the trade. Avoiding bad trades is just as important to success as participating in favorable ones. </text:p>
          <text:p text:style-name="P28"/>
          <text:p text:style-name="P11"/>
        </text:list-item>
        <text:list-item>
          <text:p text:style-name="P21">Stop Loss</text:p>
          <text:p text:style-name="P24">Must use STOP - LOSS</text:p>
          <text:p text:style-name="P13"><text:span text:style-name="T13">ATR may be use. </text:span>İt involves placing the stop-loss order a certain distance from the entry price, based on volatility.</text:p>
          <text:p text:style-name="P11"><text:soft-page-break/></text:p>
        </text:list-item>
        <text:list-item>
          <text:p text:style-name="P23">Position siz<text:span text:style-name="T8">ing</text:span></text:p>
          <text:p text:style-name="P11">Forex trading is at its very core a game of probabilities, to become a consistently successful forex trader you will need to view each trade setup as a probability. When you learn to think in probabilities you will be on the path towards trading success, because you will be viewing the market from an objective and mathematical mindset instead of an emotional and illogical mindset.</text:p>
        </text:list-item>
      </text:list>
      <text:p text:style-name="P2"><text:tab/><text:tab/><text:span text:style-name="T9">Account <text:tab/><text:tab/>5000 USD<text:tab/><text:tab/><text:tab/></text:span><text:span text:style-name="T11">we have this amount</text:span></text:p>
      <text:p text:style-name="P2"><text:tab/><text:tab/><text:span text:style-name="T9">Risk per trade<text:tab/></text:span><text:span text:style-name="T10">RPT</text:span><text:span text:style-name="T9"><text:tab/>%1 = 50 USD<text:tab/><text:tab/><text:tab/></text:span><text:span text:style-name="T11">the most can be lost </text:span></text:p>
      <text:p text:style-name="P2"><text:tab/><text:tab/><text:span text:style-name="T9">Price of commodity<text:tab/>2050,73 XAUUSD</text:span></text:p>
      <text:p text:style-name="P2"><text:tab/><text:tab/><text:span text:style-name="T10">Desired Stop Loss<text:tab/>2048,23</text:span></text:p>
      <text:p text:style-name="P4"><text:tab/><text:tab/><text:span text:style-name="T11">Risk in USD<text:tab/><text:tab/>2050,73 – 2048,23 = 2,5 USD</text:span></text:p>
      <text:p text:style-name="P4"><text:tab/><text:tab/></text:p>
      <text:p text:style-name="P4"><text:span text:style-name="T10"><text:tab/><text:tab/>Risk </text:span><text:span text:style-name="T11">Level USD-pip <text:tab/></text:span><text:span text:style-name="T10">2,50 USD = 250 pip</text:span></text:p>
      <text:p text:style-name="P3"><text:tab/><text:tab/><text:span text:style-name="T10">RPT / Risk<text:tab/><text:tab/>50 </text:span><text:span text:style-name="T11">USD</text:span><text:span text:style-name="T10"> / 2,5 </text:span><text:span text:style-name="T11">USD</text:span><text:span text:style-name="T10"> = 20 pip</text:span></text:p>
      <text:p text:style-name="P4"><text:tab/><text:tab/></text:p>
      <text:p text:style-name="P4"><text:span text:style-name="T5"><text:tab/><text:tab/>Total Risk at Loss</text:span><text:span text:style-name="T10"><text:tab/>2,5 USD x 20 pip = </text:span><text:span text:style-name="T5">50 USD</text:span><text:span text:style-name="T2"><text:tab/></text:span><text:tab/></text:p>
      <text:p text:style-name="P6"><text:tab/><text:tab/><text:span text:style-name="T10">Desired Profit Level<text:tab/>2 x Risk <text:s/>= </text:span><text:span text:style-name="T11">2 x 250</text:span><text:span text:style-name="T10"> pip = </text:span><text:span text:style-name="T11">500 pip</text:span></text:p>
      <text:p text:style-name="P7"><text:tab/><text:tab/><text:span text:style-name="T11">Desired Profit<text:tab/>ratio<text:tab/>2:1 <text:s/>(2 x Risk)</text:span></text:p>
      <text:p text:style-name="P16"><text:tab/><text:tab/>Desired Profit <text:tab/><text:tab/>2 x 2,5 USD (Risk) = 5 USD = 500 pip </text:p>
      <text:p text:style-name="P25"><text:span text:style-name="T8"><text:tab/><text:tab/></text:span><text:span text:style-name="T12">Total Profit at Win</text:span><text:span text:style-name="T11"><text:tab/>5 USD x 20 pip = </text:span><text:span text:style-name="T4">100 USD</text:span></text:p>
      <text:list xml:id="list2650370789" text:style-name="L3">
        <text:list-header>
          <text:p text:style-name="P26"><text:span text:style-name="T4"/></text:p>
          <text:p text:style-name="P27"/>
        </text:list-header>
      </text:list>
      <text:p text:style-name="P6">İn a Trade</text:p>
      <text:list xml:id="list175116125276791" text:continue-list="list175117525414169" text:style-name="L1">
        <text:list-item>
          <text:p text:style-name="P14"><text:span text:style-name="T7">The Price Target - </text:span>Know exit strategy</text:p>
          <text:p text:style-name="P9"><text:span text:style-name="T14">C</text:span>onsider the profit potential. Establish where your profit target will be based on the tendencies of the market you're trading. A trailing stop loss can also be used to exit profitable trades.</text:p>
          <text:p text:style-name="P17"/>
        </text:list-item>
      </text:list>
      <text:p text:style-name="P6"/>
      <text:p text:style-name="P6">After The Trade</text:p>
      <text:list xml:id="list175117838154646" text:continue-numbering="true" text:style-name="L1">
        <text:list-item>
          <text:p text:style-name="P10">After the trade is over</text:p>
          <text:p text:style-name="P10">The period of time right after a trade is one of the most, if not the most, emotionally sensitive period for traders. Feelings of revenge, frustration, and disappointment can cause you to jump right back into the market on a whim, with no real setup present, obviously this is likely to cause you even further psychological harm because you will likely lose even more money, and the cycle will continue.</text:p>
          <text:p text:style-name="P10">Winning trades also need a period of inactivity once they are closed out. It is very easy to feel over-confident or “in control” of the market after a string of winning trades. What happens next is that traders often enter a trade on a whim again (see the pattern here) but this time they are at even greater risk because they are feeling euphoric and they decide to risk more than usual, only to see all their recent profits evaporate in the blink of an eye.</text:p>
        </text:list-item>
      </text:list>
      <text:p text:style-name="P1"/>
      <text:p text:style-name="P1"/>
      <text:p text:style-name="P1"/>
      <text:p text:style-name="P1">Focus on gold ETFs and trusts when the day-to-day price is fluctuating at least 2%. Apply a 14-day <text:a xlink:type="simple" xlink:href="https://www.investopedia.com/terms/a/atr.asp" text:style-name="Internet_20_link" text:visited-style-name="Visited_20_Internet_20_Link">Average True Range</text:a> (ATR) indicator to a gold daily chart, then divide the current ATR value by the ETF's or trust's current price, and multiply the result by 100. If the number isn't above 2, then the market is not ideal for day-trading gold ETFs or trusts. </text:p>
      <text:p text:style-name="P29"/>
      <text:p text:style-name="P29">XAUUSD 07-08-2020</text:p>
      <text:p text:style-name="P29">ATR – 37,65</text:p>
      <text:p text:style-name="P29"><text:soft-page-break/>Current price 2057,17</text:p>
      <text:p text:style-name="P29"/>
      <text:p text:style-name="P29">Result = <text:span text:style-name="T15">ATR<text:tab/> <text:s text:c="2"/></text:span>x100 = 37,65*100 / 2057,17 = 1,83</text:p>
      <text:p text:style-name="P29"><text:tab/> <text:s text:c="2"/>PRICE</text:p>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8-07T08:56:18.937637411</meta:creation-date>
    <dc:date>2020-08-07T17:51:14.752981782</dc:date>
    <meta:editing-duration>PT3H26M57S</meta:editing-duration>
    <meta:editing-cycles>4</meta:editing-cycles>
    <meta:generator>LibreOffice/6.4.4.2$Linux_X86_64 LibreOffice_project/3d775be2011f3886db32dfd395a6a6d1ca2630ff</meta:generator>
    <meta:document-statistic meta:table-count="0" meta:image-count="0" meta:object-count="0" meta:page-count="3" meta:paragraph-count="57" meta:word-count="1014" meta:character-count="5401" meta:non-whitespace-character-count="4388"/>
  </office:meta>
</office:document-meta>
</file>